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2" style:parent-style-name="Normal" style:family="paragraph">
      <style:paragraph-properties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3" style:parent-style-name="Normal" style:family="paragraph">
      <style:paragraph-properties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4" style:parent-style-name="Normal" style:family="paragraph">
      <style:text-properties style:font-name="Calibri" style:font-name-asian="Yu Mincho" style:font-name-complex="Arial" style:letter-kerning="true" fo:language="ms" fo:country="MY" fo:hyphenate="false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language="ms" fo:country="MY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language="ms" fo:country="MY"/>
    </style:style>
    <style:style style:name="P7" style:parent-style-name="ListParagraph" style:list-style-name="LFO1" style:family="paragraph">
      <style:paragraph-properties fo:text-align="justify"/>
      <style:text-properties fo:language="ms" fo:country="MY"/>
    </style:style>
    <style:style style:name="P8" style:parent-style-name="ListParagraph" style:family="paragraph">
      <style:paragraph-properties fo:text-align="justify"/>
      <style:text-properties fo:language="ms" fo:country="MY"/>
    </style:style>
    <style:style style:name="P9" style:parent-style-name="ListParagraph" style:family="paragraph">
      <style:paragraph-properties fo:text-align="justify"/>
      <style:text-properties fo:language="ms" fo:country="MY"/>
    </style:style>
    <style:style style:name="P10" style:parent-style-name="ListParagraph" style:family="paragraph">
      <style:paragraph-properties fo:text-align="justify"/>
      <style:text-properties fo:language="ms" fo:country="MY"/>
    </style:style>
    <style:style style:name="P11" style:parent-style-name="ListParagraph" style:list-style-name="LFO1" style:family="paragraph">
      <style:paragraph-properties fo:text-align="justify"/>
      <style:text-properties fo:language="ms" fo:country="MY"/>
    </style:style>
    <style:style style:name="P12" style:parent-style-name="ListParagraph" style:list-style-name="LFO2" style:family="paragraph">
      <style:paragraph-properties fo:text-align="justify"/>
      <style:text-properties fo:language="ms" fo:country="MY"/>
    </style:style>
    <style:style style:name="P13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14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15" style:parent-style-name="ListParagraph" style:list-style-name="LFO2" style:family="paragraph">
      <style:paragraph-properties fo:text-align="justify"/>
      <style:text-properties fo:language="ms" fo:country="MY"/>
    </style:style>
    <style:style style:name="P16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17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18" style:parent-style-name="ListParagraph" style:list-style-name="LFO2" style:family="paragraph">
      <style:paragraph-properties fo:text-align="justify"/>
      <style:text-properties fo:language="ms" fo:country="MY"/>
    </style:style>
    <style:style style:name="P19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20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21" style:parent-style-name="ListParagraph" style:list-style-name="LFO2" style:family="paragraph">
      <style:paragraph-properties fo:text-align="justify"/>
      <style:text-properties fo:language="ms" fo:country="MY"/>
    </style:style>
    <style:style style:name="P22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23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24" style:parent-style-name="ListParagraph" style:list-style-name="LFO2" style:family="paragraph">
      <style:paragraph-properties fo:text-align="justify"/>
      <style:text-properties fo:language="ms" fo:country="MY"/>
    </style:style>
    <style:style style:name="P25" style:parent-style-name="ListParagraph" style:family="paragraph">
      <style:paragraph-properties fo:text-align="justify" fo:margin-left="1in">
        <style:tab-stops/>
      </style:paragraph-properties>
      <style:text-properties fo:language="ms" fo:country="MY"/>
    </style:style>
    <style:style style:name="P26" style:parent-style-name="ListParagraph" style:family="paragraph">
      <style:paragraph-properties fo:text-align="justify" fo:margin-left="1in">
        <style:tab-stops/>
      </style:paragraph-properties>
    </style:style>
    <style:style style:name="T27" style:parent-style-name="DefaultParagraphFont" style:family="text">
      <style:text-properties fo:language="ms" fo:country="MY"/>
    </style:style>
    <style:style style:name="T28" style:parent-style-name="DefaultParagraphFont" style:family="text">
      <style:text-properties fo:language="ms" fo:country="MY"/>
    </style:style>
    <style:style style:name="T29" style:parent-style-name="DefaultParagraphFont" style:family="text">
      <style:text-properties fo:language="ms" fo:country="MY"/>
    </style:style>
    <style:style style:name="T30" style:parent-style-name="DefaultParagraphFont" style:family="text">
      <style:text-properties fo:language="ms" fo:country="MY"/>
    </style:style>
    <style:style style:name="T31" style:parent-style-name="DefaultParagraphFont" style:family="text">
      <style:text-properties fo:language="ms" fo:country="MY"/>
    </style:style>
    <style:style style:name="T32" style:parent-style-name="DefaultParagraphFont" style:family="text">
      <style:text-properties fo:language="ms" fo:country="MY"/>
    </style:style>
    <style:style style:name="T33" style:parent-style-name="DefaultParagraphFont" style:family="text">
      <style:text-properties fo:language="ms" fo:country="MY"/>
    </style:style>
    <style:style style:name="T34" style:parent-style-name="DefaultParagraphFont" style:family="text">
      <style:text-properties fo:language="ms" fo:country="MY"/>
    </style:style>
  </office:automatic-styles>
  <office:body>
    <office:text text:use-soft-page-breaks="true">
      <text:p text:style-name="P1">Nama <text:s text:c="6"/>: Septi Wakhidatun Nisa</text:p>
      <text:p text:style-name="P2">Nim <text:s text:c="9"/>: 045125934</text:p>
      <text:p text:style-name="P3">Jurusan <text:s text:c="3"/>: Ilmu Perpustakaan</text:p>
      <text:p text:style-name="P4">Semester : 2</text:p>
      <text:p text:style-name="Normal"/>
      <text:p text:style-name="P5">TUGAS 3 PENGANTAR SOSIOLOGI</text:p>
      <text:p text:style-name="P6"/>
      <text:list text:style-name="LFO1" text:continue-numbering="true">
        <text:list-item>
          <text:p text:style-name="P7">Hasil analisis<text:s/>yaitu :</text:p>
        </text:list-item>
      </text:list>
      <text:p text:style-name="P8">Dalam kasus ini,<text:s/>penangkapan seorang rektor Perguruan Tinggi menunjukkan adanya perilaku<text:s/>yang melanggar norma dan aturan yang berlaku dalam masyarakat.<text:s/>Rektor sebagai figur<text:s/>otoritas di lembaga<text:s/>pendidikan memiliki tanggung jawab dan kewajiban untuk menjalankan tugasnya dengan<text:s/>integritas dan kepatuhan terhadap hukum.<text:s/>Penangkapan tersebut menunjukkan bahwa individu tersebut<text:s/>terlibat dalam tindakan yang melanggar hukum atau norma sosial yang mengatur fungsi<text:s/>dan etika dalam dunia pendidikan. Dalam hal ini,<text:s/>kontrol sosial berperan penting untuk mengungkap pelanggaran tersebut<text:s/>dan memberikan sanksi yang sesuai.<text:s/>Tindakan tersebut juga<text:s/>memberikan efek jera dan memberikan contoh bahwa tindakan melanggar<text:s/>hukum tidak akan dibiarkan begitu saja.</text:p>
      <text:p text:style-name="P9">Dalam kesus tersebut, perilaku rektor yang melanggar hukum dapat dianalisis<text:s/>dengan menggunakan teori perilaku. Faktor-faktor seperti keserakahan,<text:s/>ketidakjujuran, atau ambisi yang berlebihan dapat menjadi dorongan<text:s/>bagi individu tersebut untuk terlibat dalam tindakan korupsi atau pelanggaran lainnya.<text:s/>KPK sebagai lembaga<text:s/>pemberantasan korupsi bertujuan untuk memastikan bahwa individu-individu<text:s/>yang memiliki posisi otoritas tetap bertanggung jawab dan mematuhi hukum.<text:s/>Tindakan<text:s/>penangkapan ini juga memberikannya efek jera<text:s/>kepada individu lain yang mungkin tergoda untuk melakukan pelanggaran serupa.</text:p>
      <text:p text:style-name="P10"/>
      <text:list text:style-name="LFO1" text:continue-numbering="true">
        <text:list-item>
          <text:p text:style-name="P11">5 Dimensi<text:s/>Hubungan Kelompok dalam Masyarakat.</text:p>
        </text:list-item>
      </text:list>
      <text:list text:style-name="LFO2" text:continue-numbering="true">
        <text:list-item>
          <text:p text:style-name="P12">Kepercayaan (Trust)</text:p>
        </text:list-item>
      </text:list>
      <text:p text:style-name="P13">Dimensi ini mencerminkan tingkat kepercayaan dan<text:s/>keyakinan antara individu-individu dalam kelompok. Kepercayaan yang tinggi<text:s/>memperkuat hubungan di antara anggota kelompok dan meningkatkan kerja sama.<text:s/></text:p>
      <text:p text:style-name="P14">Contoh :<text:s/>kelompok karang taruna di<text:s/>desa<text:s/>watukumpul, kota Temanggung, kepercayaan antar anggota sangat penting.</text:p>
      <text:list text:style-name="LFO2" text:continue-numbering="true">
        <text:list-item>
          <text:p text:style-name="P15">Ketergantungan (Dependence)</text:p>
        </text:list-item>
      </text:list>
      <text:p text:style-name="P16">Dimensi ini menggambarkan tingkat ketergantungan individu<text:s/>terhadap anggota lain dalam kelompok. Ketergantungan dapat timbul<text:s/>karena adanya saling ketergantungan dalam mencapai tujuan bersama atau dalam<text:s/>memenuhi kebutuhan individu.</text:p>
      <text:p text:style-name="P17">Contoh :<text:s/>penjual<text:s/>pisang goreng di<text:s/>temanggung,<text:s/>terdapat ketergantungan yang kuat antara pedagang dengan supplier mereka.<text:s/>Pedagang membutuhkan pasokan barang dari supplier untuk<text:s/>menjalankan usaha mereka, sementara supplier membutuhkan pedagang sebagai pelanggan.</text:p>
      <text:list text:style-name="LFO2" text:continue-numbering="true">
        <text:list-item>
          <text:p text:style-name="P18">Komitmen (Commitment)</text:p>
        </text:list-item>
      </text:list>
      <text:p text:style-name="P19">Komitmen yang tinggi mendorong individu untuk<text:s/>terus berpartisipasi aktif dan menjaga keberlangsungan kelompok.</text:p>
      <text:p text:style-name="P20">Contoh : dalam<text:s/>sebuah kelompok tani di lingkungan Temanggung yang berfokus<text:s/>pada hasil pertanian,<text:s/>anggotanya memiliki komitmen yang tinggi terhadap<text:s/>misi dan nilai-nilai kelompok.<text:s/>Mereka secara sukarela bergotong royong menanam<text:s/>padi, sayuran dan<text:s/>banyak lagi.<text:s/></text:p>
      <text:list text:style-name="LFO2" text:continue-numbering="true">
        <text:list-item>
          <text:p text:style-name="P21">Keterbatasan ( Limitedness)</text:p>
        </text:list-item>
      </text:list>
      <text:p text:style-name="P22">Dimensi ini mencerminkan adanya batasan dalam sumber daya atau<text:s/>kesempatan yang ada dalam kelompok. Keterbatasan ini dapat mempengaruhi cara individu<text:s/>berinteraksi dan berbagi sumber daya dengan anggota kelompok lainnya.</text:p>
      <text:p text:style-name="P23">Contoh :<text:s/>di Temanggung<text:s/>keterbatasan<text:s/>angkutan umum seperti bis dan angkot yang tidak sampai pada sekolah yang terletak di<text:s/>daerah pegunungan. Jadi siswa dan siswi yang tidak<text:s/>membawa motor pulangnya<text:s/>harus<text:s/>nebeng<text:s/>ke temannya yang membawa motor, ataupun bisa juga dengan berjalan kaki.</text:p>
      <text:list text:style-name="LFO2" text:continue-numbering="true">
        <text:list-item>
          <text:p text:style-name="P24">Asimetri (Asymmetry)</text:p>
        </text:list-item>
      </text:list>
      <text:p text:style-name="P25">Dimensi ini mencerminkan<text:s/>adanya perbedaan dalam kekuasaan, pengetahuan, atau sumber daya di antara anggota kelompok. Asimetri ini dapat<text:s/>mempengaruhi dinamik a hubungan dan interaksi antara anggota kelompok.<text:s/></text:p>
      <text:p text:style-name="P26"><text:span text:style-name="T27">Contoh :<text:s/></text:span><text:span text:style-name="T28">dalam sebuah kelompok karang taruna di desa Watukumpul, kota Temanggung</text:span><text:span text:style-name="T29">,</text:span><text:span text:style-name="T30"><text:s/></text:span><text:span text:style-name="T31">terdapat asimetri dalam pengambilan keputusan.<text:s/></text:span><text:span text:style-name="T32">Beberapa anggota yang memiliki pengetahuan atau pengalaman yang lebih luas<text:s/></text:span><text:span text:style-name="T33">dapat memiliki pengaruh yang lebih besar dalam menentukan tujuan dan arah<text:s/></text:span><text:span text:style-name="T34">kegiatan kelompo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pti Wakhidatun Nisa</meta:initial-creator>
    <dc:creator>Septi Wakhidatun Nisa</dc:creator>
    <meta:creation-date>2023-05-31T12:20:00Z</meta:creation-date>
    <dc:date>2023-05-31T12:20:00Z</dc:date>
    <meta:template xlink:href="Normal.dotm" xlink:type="simple"/>
    <meta:editing-cycles>83</meta:editing-cycles>
    <meta:editing-duration>PT3360S</meta:editing-duration>
    <meta:document-statistic meta:page-count="1" meta:paragraph-count="7" meta:word-count="573" meta:character-count="3835" meta:row-count="27" meta:non-whitespace-character-count="3269"/>
  </office:meta>
</office:document-meta>
</file>